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oy</text:p>
          </table:table-cell>
          <table:table-cell table:style-name="Default" office:value-type="string" calcext:value-type="string">
            <text:p>dep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104166666667" calcext:value-type="float">
            <text:p>1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975" calcext:value-type="float">
            <text:p>1.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1575" calcext:value-type="float">
            <text:p>1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129166666667" calcext:value-type="float">
            <text:p>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9097916666667" calcext:value-type="float">
            <text:p>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527083333333" calcext:value-type="float">
            <text:p>1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25625" calcext:value-type="float">
            <text:p>1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485416666667" calcext:value-type="float">
            <text:p>1.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2375" calcext:value-type="float">
            <text:p>1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73125" calcext:value-type="float">
            <text:p>1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002083333333" calcext:value-type="float">
            <text:p>1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6308333333333" calcext:value-type="float">
            <text:p>1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9302083333333" calcext:value-type="float">
            <text:p>1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8352083333333" calcext:value-type="float">
            <text:p>1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9410416666667" calcext:value-type="float">
            <text:p>2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8722916666667" calcext:value-type="float">
            <text:p>2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5908333333333" calcext:value-type="float">
            <text:p>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3195833333333" calcext:value-type="float">
            <text:p>2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270625" calcext:value-type="float">
            <text:p>2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25125" calcext:value-type="float">
            <text:p>2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6895833333333" calcext:value-type="float">
            <text:p>2.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4639583333333" calcext:value-type="float">
            <text:p>2.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7289583333333" calcext:value-type="float">
            <text:p>2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696875" calcext:value-type="float">
            <text:p>2.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07460416666667" calcext:value-type="float">
            <text:p>2.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5854166666667" calcext:value-type="float">
            <text:p>2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6470833333333" calcext:value-type="float">
            <text:p>2.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606875" calcext:value-type="float">
            <text:p>2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79" calcext:value-type="float">
            <text:p>2.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8022916666667" calcext:value-type="float">
            <text:p>2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0824375" calcext:value-type="float">
            <text:p>2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07885416666667" calcext:value-type="float">
            <text:p>2.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6702083333333" calcext:value-type="float">
            <text:p>2.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7079166666667" calcext:value-type="float">
            <text:p>2.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7239583333333" calcext:value-type="float">
            <text:p>2.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71375" calcext:value-type="float">
            <text:p>2.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07966666666667" calcext:value-type="float">
            <text:p>2.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0988125" calcext:value-type="float">
            <text:p>2.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10108333333333" calcext:value-type="float">
            <text:p>2.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11208333333333" calcext:value-type="float">
            <text:p>2.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1845833333333" calcext:value-type="float">
            <text:p>2.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18" calcext:value-type="float">
            <text:p>2.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7245833333333" calcext:value-type="float">
            <text:p>2.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1589375" calcext:value-type="float">
            <text:p>2.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3922916666667" calcext:value-type="float">
            <text:p>2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271875" calcext:value-type="float">
            <text:p>2.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1308125" calcext:value-type="float">
            <text:p>2.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10045833333333" calcext:value-type="float">
            <text:p>2.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97920833333333" calcext:value-type="float">
            <text:p>1.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76375" calcext:value-type="float">
            <text:p>1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97227083333333" calcext:value-type="float">
            <text:p>1.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00460416666667" calcext:value-type="float">
            <text:p>2.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99670833333333" calcext:value-type="float">
            <text:p>2.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99514583333333" calcext:value-type="float">
            <text:p>2.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54625" calcext:value-type="float">
            <text:p>2.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7011875" calcext:value-type="float">
            <text:p>2.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3583333333333" calcext:value-type="float">
            <text:p>2.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9839583333333" calcext:value-type="float">
            <text:p>2.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73752083333333" calcext:value-type="float">
            <text:p>2.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2108333333333" calcext:value-type="float">
            <text:p>2.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734" calcext:value-type="float">
            <text:p>2.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7393125" calcext:value-type="float">
            <text:p>2.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76125" calcext:value-type="float">
            <text:p>2.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72204166666667" calcext:value-type="float">
            <text:p>2.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87772916666667" calcext:value-type="float">
            <text:p>2.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85016666666667" calcext:value-type="float">
            <text:p>2.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8248125" calcext:value-type="float">
            <text:p>2.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83635416666667" calcext:value-type="float">
            <text:p>2.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82570833333333" calcext:value-type="float">
            <text:p>2.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90910416666667" calcext:value-type="float">
            <text:p>2.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00035416666667" calcext:value-type="float">
            <text:p>3.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2814583333333" calcext:value-type="float">
            <text:p>3.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99310416666667" calcext:value-type="float">
            <text:p>2.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97885416666667" calcext:value-type="float">
            <text:p>2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94941666666667" calcext:value-type="float">
            <text:p>2.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90454166666667" calcext:value-type="float">
            <text:p>2.9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81765957446808" calcext:value-type="float">
            <text:p>2.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8148125" calcext:value-type="float">
            <text:p>2.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81716666666667" calcext:value-type="float">
            <text:p>2.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8986875" calcext:value-type="float">
            <text:p>2.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06677083333333" calcext:value-type="float">
            <text:p>3.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07820833333333" calcext:value-type="float">
            <text:p>3.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0680625" calcext:value-type="float">
            <text:p>3.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7027083333333" calcext:value-type="float">
            <text:p>3.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07333333333333" calcext:value-type="float">
            <text:p>3.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0775" calcext:value-type="float">
            <text:p>3.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06716666666667" calcext:value-type="float">
            <text:p>3.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04454166666667" calcext:value-type="float">
            <text:p>3.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03214583333333" calcext:value-type="float">
            <text:p>3.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032375" calcext:value-type="float">
            <text:p>3.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0284375" calcext:value-type="float">
            <text:p>3.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02339583333333" calcext:value-type="float">
            <text:p>3.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022625" calcext:value-type="float">
            <text:p>3.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0386875" calcext:value-type="float">
            <text:p>3.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03735416666667" calcext:value-type="float">
            <text:p>3.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03770833333333" calcext:value-type="float">
            <text:p>3.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03622916666667" calcext:value-type="float">
            <text:p>3.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03466666666666" calcext:value-type="float">
            <text:p>3.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03383333333333" calcext:value-type="float">
            <text:p>3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3495833333333" calcext:value-type="float">
            <text:p>3.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03335416666667" calcext:value-type="float">
            <text:p>3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02764583333333" calcext:value-type="float">
            <text:p>3.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239375" calcext:value-type="float">
            <text:p>3.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01920833333333" calcext:value-type="float">
            <text:p>3.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0149375" calcext:value-type="float">
            <text:p>3.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02666666666667" calcext:value-type="float">
            <text:p>3.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02908333333333" calcext:value-type="float">
            <text:p>3.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0330625" calcext:value-type="float">
            <text:p>3.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03435416666667" calcext:value-type="float">
            <text:p>3.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04939583333333" calcext:value-type="float">
            <text:p>3.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05479166666667" calcext:value-type="float">
            <text:p>3.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05670833333333" calcext:value-type="float">
            <text:p>3.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06354166666667" calcext:value-type="float">
            <text:p>3.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062" calcext:value-type="float">
            <text:p>3.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0599375" calcext:value-type="float">
            <text:p>3.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06554166666667" calcext:value-type="float">
            <text:p>3.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07314583333333" calcext:value-type="float">
            <text:p>3.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0770625" calcext:value-type="float">
            <text:p>3.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08095833333333" calcext:value-type="float">
            <text:p>3.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0783125" calcext:value-type="float">
            <text:p>3.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07583333333333" calcext:value-type="float">
            <text:p>3.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07633333333333" calcext:value-type="float">
            <text:p>3.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07622916666667" calcext:value-type="float">
            <text:p>3.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0768125" calcext:value-type="float">
            <text:p>3.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06885416666667" calcext:value-type="float">
            <text:p>3.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068875" calcext:value-type="float">
            <text:p>3.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6972916666666" calcext:value-type="float">
            <text:p>3.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6558333333333" calcext:value-type="float">
            <text:p>3.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06022916666667" calcext:value-type="float">
            <text:p>3.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0560625" calcext:value-type="float">
            <text:p>3.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05227083333333" calcext:value-type="float">
            <text:p>3.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05025" calcext:value-type="float">
            <text:p>3.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05185416666667" calcext:value-type="float">
            <text:p>3.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06364583333334" calcext:value-type="float">
            <text:p>3.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076125" calcext:value-type="float">
            <text:p>3.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08383333333333" calcext:value-type="float">
            <text:p>3.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08654166666667" calcext:value-type="float">
            <text:p>3.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09214583333333" calcext:value-type="float">
            <text:p>3.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11725" calcext:value-type="float">
            <text:p>3.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1772340425532" calcext:value-type="float">
            <text:p>3.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11220833333334" calcext:value-type="float">
            <text:p>3.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11020833333333" calcext:value-type="float">
            <text:p>3.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111125" calcext:value-type="float">
            <text:p>3.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11779166666667" calcext:value-type="float">
            <text:p>3.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12629166666667" calcext:value-type="float">
            <text:p>3.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12266666666666" calcext:value-type="float">
            <text:p>3.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12216666666667" calcext:value-type="float">
            <text:p>3.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12133333333333" calcext:value-type="float">
            <text:p>3.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1235625" calcext:value-type="float">
            <text:p>3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2460416666667" calcext:value-type="float">
            <text:p>3.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11966666666667" calcext:value-type="float">
            <text:p>3.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11072916666667" calcext:value-type="float">
            <text:p>3.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11333333333333" calcext:value-type="float">
            <text:p>3.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10741666666667" calcext:value-type="float">
            <text:p>3.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10641666666667" calcext:value-type="float">
            <text:p>3.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1100625" calcext:value-type="float">
            <text:p>3.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11510416666667" calcext:value-type="float">
            <text:p>3.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1063125" calcext:value-type="float">
            <text:p>3.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11439583333333" calcext:value-type="float">
            <text:p>3.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11439583333333" calcext:value-type="float">
            <text:p>3.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11889583333333" calcext:value-type="float">
            <text:p>3.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10933333333333" calcext:value-type="float">
            <text:p>3.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12675" calcext:value-type="float">
            <text:p>3.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12470833333333" calcext:value-type="float">
            <text:p>3.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1063125" calcext:value-type="float">
            <text:p>3.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09545833333333" calcext:value-type="float">
            <text:p>3.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09764583333333" calcext:value-type="float">
            <text:p>3.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09783333333333" calcext:value-type="float">
            <text:p>3.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08683333333333" calcext:value-type="float">
            <text:p>3.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07602083333333" calcext:value-type="float">
            <text:p>3.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0700625" calcext:value-type="float">
            <text:p>3.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0646875" calcext:value-type="float">
            <text:p>3.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06514583333333" calcext:value-type="float">
            <text:p>3.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08089583333333" calcext:value-type="float">
            <text:p>3.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08897916666667" calcext:value-type="float">
            <text:p>3.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09058333333333" calcext:value-type="float">
            <text:p>3.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08702083333333" calcext:value-type="float">
            <text:p>3.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0846875" calcext:value-type="float">
            <text:p>3.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07945833333333" calcext:value-type="float">
            <text:p>3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07402083333333" calcext:value-type="float">
            <text:p>3.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07183333333333" calcext:value-type="float">
            <text:p>3.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06495833333333" calcext:value-type="float">
            <text:p>3.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06431914893617" calcext:value-type="float">
            <text:p>3.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07289583333333" calcext:value-type="float">
            <text:p>3.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06583333333333" calcext:value-type="float">
            <text:p>3.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06039583333333" calcext:value-type="float">
            <text:p>3.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05583333333333" calcext:value-type="float">
            <text:p>3.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05047916666667" calcext:value-type="float">
            <text:p>3.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04691666666667" calcext:value-type="float">
            <text:p>3.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03995833333333" calcext:value-type="float">
            <text:p>3.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03654166666667" calcext:value-type="float">
            <text:p>3.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03054166666667" calcext:value-type="float">
            <text:p>3.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2541666666667" calcext:value-type="float">
            <text:p>3.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0201875" calcext:value-type="float">
            <text:p>3.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01497916666667" calcext:value-type="float">
            <text:p>3.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00954166666667" calcext:value-type="float">
            <text:p>3.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0033125" calcext:value-type="float">
            <text:p>3.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99847916666667" calcext:value-type="float">
            <text:p>3.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99402083333333" calcext:value-type="float">
            <text:p>2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99172916666667" calcext:value-type="float">
            <text:p>2.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98722916666667" calcext:value-type="float">
            <text:p>2.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98047916666667" calcext:value-type="float">
            <text:p>2.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97764583333333" calcext:value-type="float">
            <text:p>2.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97395833333333" calcext:value-type="float">
            <text:p>2.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97129166666667" calcext:value-type="float">
            <text:p>2.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96766666666667" calcext:value-type="float">
            <text:p>2.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96420833333333" calcext:value-type="float">
            <text:p>2.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96064583333333" calcext:value-type="float">
            <text:p>2.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959625" calcext:value-type="float">
            <text:p>2.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6922916666667" calcext:value-type="float">
            <text:p>2.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6364583333333" calcext:value-type="float">
            <text:p>2.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5866666666667" calcext:value-type="float">
            <text:p>2.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54875" calcext:value-type="float">
            <text:p>2.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5058333333333" calcext:value-type="float">
            <text:p>2.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6427083333333" calcext:value-type="float">
            <text:p>2.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5491666666667" calcext:value-type="float">
            <text:p>2.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5204166666667" calcext:value-type="float">
            <text:p>2.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5558333333333" calcext:value-type="float">
            <text:p>2.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7208333333333" calcext:value-type="float">
            <text:p>2.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8297916666667" calcext:value-type="float">
            <text:p>2.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9441666666667" calcext:value-type="float">
            <text:p>2.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007875" calcext:value-type="float">
            <text:p>3.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00316666666667" calcext:value-type="float">
            <text:p>3.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9691666666667" calcext:value-type="float">
            <text:p>3.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955" calcext:value-type="float">
            <text:p>3.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0178125" calcext:value-type="float">
            <text:p>3.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04729166666667" calcext:value-type="float">
            <text:p>3.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02958333333333" calcext:value-type="float">
            <text:p>3.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0236875" calcext:value-type="float">
            <text:p>3.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02058333333333" calcext:value-type="float">
            <text:p>3.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015375" calcext:value-type="float">
            <text:p>3.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02320833333333" calcext:value-type="float">
            <text:p>3.0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072375" calcext:value-type="float">
            <text:p>3.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07383333333333" calcext:value-type="float">
            <text:p>3.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06989583333333" calcext:value-type="float">
            <text:p>3.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0881875" calcext:value-type="float">
            <text:p>3.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11310416666667" calcext:value-type="float">
            <text:p>3.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0908125" calcext:value-type="float">
            <text:p>3.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09575" calcext:value-type="float">
            <text:p>3.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78375" calcext:value-type="float">
            <text:p>3.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07654166666667" calcext:value-type="float">
            <text:p>3.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06954166666667" calcext:value-type="float">
            <text:p>3.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0665" calcext:value-type="float">
            <text:p>3.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1036875" calcext:value-type="float">
            <text:p>3.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13245833333333" calcext:value-type="float">
            <text:p>3.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1053125" calcext:value-type="float">
            <text:p>3.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10752083333333" calcext:value-type="float">
            <text:p>3.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136625" calcext:value-type="float">
            <text:p>3.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10654166666667" calcext:value-type="float">
            <text:p>3.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1034375" calcext:value-type="float">
            <text:p>3.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10722916666667" calcext:value-type="float">
            <text:p>3.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10497916666667" calcext:value-type="float">
            <text:p>3.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10016666666667" calcext:value-type="float">
            <text:p>3.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10160416666667" calcext:value-type="float">
            <text:p>3.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13266666666667" calcext:value-type="float">
            <text:p>3.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12883333333333" calcext:value-type="float">
            <text:p>3.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19835416666667" calcext:value-type="float">
            <text:p>3.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09927083333333" calcext:value-type="float">
            <text:p>3.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9529166666667" calcext:value-type="float">
            <text:p>3.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9039583333333" calcext:value-type="float">
            <text:p>3.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09345833333333" calcext:value-type="float">
            <text:p>3.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21191666666667" calcext:value-type="float">
            <text:p>3.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15222916666667" calcext:value-type="float">
            <text:p>3.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35545833333333" calcext:value-type="float">
            <text:p>3.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14472916666667" calcext:value-type="float">
            <text:p>3.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23845833333333" calcext:value-type="float">
            <text:p>3.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15589583333333" calcext:value-type="float">
            <text:p>3.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13764583333333" calcext:value-type="float">
            <text:p>3.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126625" calcext:value-type="float">
            <text:p>3.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15245833333333" calcext:value-type="float">
            <text:p>3.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14339583333333" calcext:value-type="float">
            <text:p>3.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16820833333333" calcext:value-type="float">
            <text:p>3.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231" calcext:value-type="float">
            <text:p>3.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14464583333333" calcext:value-type="float">
            <text:p>3.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1760625" calcext:value-type="float">
            <text:p>3.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20466666666667" calcext:value-type="float">
            <text:p>3.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21895833333333" calcext:value-type="float">
            <text:p>3.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17214583333333" calcext:value-type="float">
            <text:p>3.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14560416666667" calcext:value-type="float">
            <text:p>3.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470625" calcext:value-type="float">
            <text:p>3.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15566666666667" calcext:value-type="float">
            <text:p>3.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14460416666667" calcext:value-type="float">
            <text:p>3.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14354166666667" calcext:value-type="float">
            <text:p>3.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15589583333333" calcext:value-type="float">
            <text:p>3.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15872916666667" calcext:value-type="float">
            <text:p>3.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2668125" calcext:value-type="float">
            <text:p>3.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23795833333333" calcext:value-type="float">
            <text:p>3.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19008333333333" calcext:value-type="float">
            <text:p>3.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206625" calcext:value-type="float">
            <text:p>3.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24610416666667" calcext:value-type="float">
            <text:p>3.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23427083333333" calcext:value-type="float">
            <text:p>3.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2008125" calcext:value-type="float">
            <text:p>3.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29585416666667" calcext:value-type="float">
            <text:p>3.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6554375" calcext:value-type="float">
            <text:p>3.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34525" calcext:value-type="float">
            <text:p>3.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4246875" calcext:value-type="float">
            <text:p>3.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26029166666667" calcext:value-type="float">
            <text:p>3.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28485416666667" calcext:value-type="float">
            <text:p>3.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28002083333333" calcext:value-type="float">
            <text:p>3.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30229166666667" calcext:value-type="float">
            <text:p>3.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29445833333333" calcext:value-type="float">
            <text:p>3.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31029166666667" calcext:value-type="float">
            <text:p>3.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41722916666667" calcext:value-type="float">
            <text:p>3.4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494125" calcext:value-type="float">
            <text:p>3.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43545833333333" calcext:value-type="float">
            <text:p>3.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29608333333333" calcext:value-type="float">
            <text:p>3.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46033333333333" calcext:value-type="float">
            <text:p>3.4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47466666666667" calcext:value-type="float">
            <text:p>3.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36716666666667" calcext:value-type="float">
            <text:p>3.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26464583333333" calcext:value-type="float">
            <text:p>3.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25413636363636" calcext:value-type="float">
            <text:p>3.25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.25" calcext:value-type="float">
            <text:p>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5">
      <number:number number:decimal-places="6" number:min-decimal-places="6" number:min-integer-digits="1"/>
    </number:number-style>
    <number:number-style style:name="N154">
      <number:number number:decimal-places="7" number:min-decimal-places="7" number:min-integer-digits="1"/>
    </number:number-style>
    <number:number-style style:name="N153">
      <number:number number:decimal-places="8" number:min-decimal-places="8" number:min-integer-digits="1"/>
    </number:number-style>
    <number:number-style style:name="N152">
      <number:number number:decimal-places="9" number:min-decimal-places="9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0">
      <number:number number:decimal-places="11" number:min-decimal-places="11" number:min-integer-digits="1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5" number:min-decimal-places="5" number:min-integer-digits="1"/>
    </number:number-style>
    <number:date-style style:name="N14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5">
      <number:text-content/>
      <style:map style:condition="value()&lt;=1.7976931348623157E+308" style:apply-style-name="N145P0"/>
    </number:text-style>
    <number:number-style style:name="N146">
      <number:number number:decimal-places="1" number:min-decimal-places="1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date-style style:name="N10109P0" style:volatile="true" number:language="en" number:country="CA">
      <number:day/>
      <number:text>-</number:text>
      <number:month number:textual="true"/>
      <number:text>-</number:text>
      <number:year/>
    </number:date-style>
    <number:text-style style:name="N10109" number:language="en" number:country="CA">
      <number:text-content/>
      <style:map style:condition="value()&lt;=1.7976931348623157E+308" style:apply-style-name="N10109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1-18T06:45:09.281866056</meta:creation-date>
    <dc:date>2022-11-18T06:46:31.335243828</dc:date>
    <dc:creator>Sasha Hafner</dc:creator>
    <meta:editing-duration>PT1M22S</meta:editing-duration>
    <meta:editing-cycles>1</meta:editing-cycles>
    <meta:document-statistic meta:table-count="1" meta:cell-count="626" meta:object-count="0"/>
    <meta:generator>LibreOffice/7.3.6.2$Linux_X86_64 LibreOffice_project/30$Build-2</meta:generator>
  </office:meta>
</office:document-meta>
</file>